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_2" table:style-name="ta1">
        <table:table-column table:style-name="co1" table:number-columns-repeated="7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 + IF(MOD([.A2]; 2) = 0; VLOOKUP([.A2] /2; [.A$1:.B$1048576]; 2; 0); 0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ВПР</text:p>
          </table:table-cell>
          <table:table-cell office:value-type="string" calcext:value-type="string">
            <text:p>ОСТА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 + IF(MOD([.A3]; 2) = 0; VLOOKUP([.A3] /2; [.A$1:.B$1048576]; 2; 0); 0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LOOKUP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 + IF(MOD([.A4]; 2) = 0; VLOOKUP([.A4] /2; [.A$1:.B$1048576]; 2; 0); 0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 + IF(MOD([.A5]; 2) = 0; VLOOKUP([.A5] /2; [.A$1:.B$1048576]; 2; 0); 0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 + IF(MOD([.A6]; 2) = 0; VLOOKUP([.A6] /2; [.A$1:.B$1048576]; 2; 0); 0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 + IF(MOD([.A7]; 2) = 0; VLOOKUP([.A7] /2; [.A$1:.B$1048576]; 2; 0); 0)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 + IF(MOD([.A8]; 2) = 0; VLOOKUP([.A8] /2; [.A$1:.B$1048576]; 2; 0); 0)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 + IF(MOD([.A9]; 2) = 0; VLOOKUP([.A9] /2; [.A$1:.B$1048576]; 2; 0); 0)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 + IF(MOD([.A10]; 2) = 0; VLOOKUP([.A10] /2; [.A$1:.B$1048576]; 2; 0); 0)"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 + IF(MOD([.A11]; 2) = 0; VLOOKUP([.A11] /2; [.A$1:.B$1048576]; 2; 0); 0)"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10] + IF(MOD([.D11]; 2) = 0; VLOOKUP([.D11] /2; [.D$1:.E$1048576]; 2; 0); 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 + IF(MOD([.A12]; 2) = 0; VLOOKUP([.A12] /2; [.A$1:.B$1048576]; 2; 0); 0)"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11] + IF(MOD([.D12]; 2) = 0; VLOOKUP([.D12] /2; [.D$1:.E$1048576]; 2; 0); 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 + IF(MOD([.A13]; 2) = 0; VLOOKUP([.A13] /2; [.A$1:.B$1048576]; 2; 0); 0)"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12] + IF(MOD([.D13]; 2) = 0; VLOOKUP([.D13] /2; [.D$1:.E$1048576]; 2; 0); 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 + IF(MOD([.A14]; 2) = 0; VLOOKUP([.A14] /2; [.A$1:.B$1048576]; 2; 0); 0)" office:value-type="float" office:value="26" calcext:value-type="float">
            <text:p>2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13] + IF(MOD([.D14]; 2) = 0; VLOOKUP([.D14] /2; [.D$1:.E$1048576]; 2; 0); 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 + IF(MOD([.A15]; 2) = 0; VLOOKUP([.A15] /2; [.A$1:.B$1048576]; 2; 0); 0)"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14] + IF(MOD([.D15]; 2) = 0; VLOOKUP([.D15] /2; [.D$1:.E$1048576]; 2; 0); 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 + IF(MOD([.A16]; 2) = 0; VLOOKUP([.A16] /2; [.A$1:.B$1048576]; 2; 0); 0)" office:value-type="float" office:value="36" calcext:value-type="float">
            <text:p>3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15] + IF(MOD([.D16]; 2) = 0; VLOOKUP([.D16] /2; [.D$1:.E$1048576]; 2; 0); 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 + IF(MOD([.A17]; 2) = 0; VLOOKUP([.A17] /2; [.A$1:.B$1048576]; 2; 0); 0)" office:value-type="float" office:value="36" calcext:value-type="float">
            <text:p>3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16] + IF(MOD([.D17]; 2) = 0; VLOOKUP([.D17] /2; [.D$1:.E$1048576]; 2; 0); 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 + IF(MOD([.A18]; 2) = 0; VLOOKUP([.A18] /2; [.A$1:.B$1048576]; 2; 0); 0)" office:value-type="float" office:value="46" calcext:value-type="float">
            <text:p>4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17] + IF(MOD([.D18]; 2) = 0; VLOOKUP([.D18] /2; [.D$1:.E$1048576]; 2; 0); 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 + IF(MOD([.A19]; 2) = 0; VLOOKUP([.A19] /2; [.A$1:.B$1048576]; 2; 0); 0)" office:value-type="float" office:value="46" calcext:value-type="float">
            <text:p>4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18] + IF(MOD([.D19]; 2) = 0; VLOOKUP([.D19] /2; [.D$1:.E$1048576]; 2; 0); 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 + IF(MOD([.A20]; 2) = 0; VLOOKUP([.A20] /2; [.A$1:.B$1048576]; 2; 0); 0)" office:value-type="float" office:value="60" calcext:value-type="float">
            <text:p>6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9] + IF(MOD([.D20]; 2) = 0; VLOOKUP([.D20] /2; [.D$1:.E$1048576]; 2; 0); 0)" office:value-type="float" office:value="28" calcext:value-type="float">
            <text:p>28</text:p>
          </table:table-cell>
          <table:table-cell table:number-columns-repeated="2"/>
        </table:table-row>
      </table:table>
      <table:table table:name="Лист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B1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B2]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B3]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B4]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B5]"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"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1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B6]"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11]+[.E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"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1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B7]" office:value-type="float" office:value="26" calcext:value-type="float">
            <text:p>2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13]+[.E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"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1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B8]" office:value-type="float" office:value="36" calcext:value-type="float">
            <text:p>3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15]+[.E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" office:value-type="float" office:value="36" calcext:value-type="float">
            <text:p>3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1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B9]" office:value-type="float" office:value="46" calcext:value-type="float">
            <text:p>4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17]+[.E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" office:value-type="float" office:value="46" calcext:value-type="float">
            <text:p>4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1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B10]" office:value-type="float" office:value="60" calcext:value-type="float">
            <text:p>6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9]+[.E10]"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1:46:09.074102748</meta:creation-date>
    <meta:generator>LibreOffice/7.3.7.2$Linux_X86_64 LibreOffice_project/30$Build-2</meta:generator>
    <dc:date>2023-11-30T12:06:10.312180717</dc:date>
    <meta:editing-duration>PT12M27S</meta:editing-duration>
    <meta:editing-cycles>2</meta:editing-cycles>
    <meta:document-statistic meta:table-count="2" meta:cell-count="146" meta:object-count="0"/>
  </office:meta>
</office:document-meta>
</file>